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IPA P明朝" svg:font-family="'IPA P明朝'" style:font-pitch="variable"/>
    <style:font-face style:name="IPA明朝1" svg:font-family="IPA明朝" style:font-family-generic="roman" style:font-pitch="variable"/>
    <style:font-face style:name="IPA明朝" svg:font-family="IPA明朝" style:font-adornments="標準" style:font-family-generic="roman" style:font-pitch="variable"/>
    <style:font-face style:name="Times New Roman" svg:font-family="'Times New Roman'" style:font-family-generic="roman" style:font-pitch="variable"/>
    <style:font-face style:name="ＭＳ Ｐ明朝1" svg:font-family="'ＭＳ Ｐ明朝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3" style:family="table">
      <style:table-properties style:width="16.672cm" fo:margin-left="-0.034cm" fo:margin-right="0.012cm" table:align="margins"/>
    </style:style>
    <style:style style:name="表3.A" style:family="table-column">
      <style:table-column-properties style:column-width="0.624cm" style:rel-column-width="2452*"/>
    </style:style>
    <style:style style:name="表3.B" style:family="table-column">
      <style:table-column-properties style:column-width="1.822cm" style:rel-column-width="7161*"/>
    </style:style>
    <style:style style:name="表3.C" style:family="table-column">
      <style:table-column-properties style:column-width="2.221cm" style:rel-column-width="8731*"/>
    </style:style>
    <style:style style:name="表3.D" style:family="table-column">
      <style:table-column-properties style:column-width="3.519cm" style:rel-column-width="13832*"/>
    </style:style>
    <style:style style:name="表3.E" style:family="table-column">
      <style:table-column-properties style:column-width="2.321cm" style:rel-column-width="9123*"/>
    </style:style>
    <style:style style:name="表3.F" style:family="table-column">
      <style:table-column-properties style:column-width="1.847cm" style:rel-column-width="7259*"/>
    </style:style>
    <style:style style:name="表3.G" style:family="table-column">
      <style:table-column-properties style:column-width="1.097cm" style:rel-column-width="4316*"/>
    </style:style>
    <style:style style:name="表3.H" style:family="table-column">
      <style:table-column-properties style:column-width="2.695cm" style:rel-column-width="10595*"/>
    </style:style>
    <style:style style:name="表3.I" style:family="table-column">
      <style:table-column-properties style:column-width="0.526cm" style:rel-column-width="2066*"/>
    </style:style>
    <style:style style:name="表3.1" style:family="table-row">
      <style:table-row-properties style:row-height="1.6cm"/>
    </style:style>
    <style:style style:name="表3.A1" style:family="table-cell">
      <style:table-cell-properties fo:padding="0.097cm" fo:border="none"/>
    </style:style>
    <style:style style:name="表3.B1" style:family="table-cell">
      <style:table-cell-properties style:vertical-align="middle" fo:padding="0.097cm" fo:border="none"/>
    </style:style>
    <style:style style:name="表3.2" style:family="table-row">
      <style:table-row-properties style:row-height="0.3cm"/>
    </style:style>
    <style:style style:name="表3.B2" style:family="table-cell">
      <style:table-cell-properties fo:padding="0.097cm" fo:border-left="none" fo:border-right="none" fo:border-top="0.002cm solid #000000" fo:border-bottom="none"/>
    </style:style>
    <style:style style:name="表3.3" style:family="table-row">
      <style:table-row-properties style:row-height="1cm"/>
    </style:style>
    <style:style style:name="表3.B3" style:family="table-cell">
      <style:table-cell-properties style:vertical-align="bottom" fo:padding="0.097cm" fo:border="none"/>
    </style:style>
    <style:style style:name="表3.6" style:family="table-row">
      <style:table-row-properties style:row-height="0.325cm"/>
    </style:style>
    <style:style style:name="表3.B6" style:family="table-cell">
      <style:table-cell-properties fo:padding="0.097cm" fo:border-left="none" fo:border-right="none" fo:border-top="none" fo:border-bottom="0.002cm solid #000000"/>
    </style:style>
    <style:style style:name="表3.8" style:family="table-row">
      <style:table-row-properties style:row-height="2.441cm"/>
    </style:style>
    <style:style style:name="表3.B8" style:family="table-cell">
      <style:table-cell-properties style:vertical-align="" fo:padding="0.097cm" fo:border="none"/>
    </style:style>
    <style:style style:name="表3.9" style:family="table-row">
      <style:table-row-properties style:row-height="1.401cm"/>
    </style:style>
    <style:style style:name="表3.13" style:family="table-row">
      <style:table-row-properties style:row-height="3.314cm"/>
    </style:style>
    <style:style style:name="表3.14" style:family="table-row">
      <style:table-row-properties style:row-height="0.3cm" style:keep-together="false" fo:keep-together="always"/>
    </style:style>
    <style:style style:name="表3.15" style:family="table-row">
      <style:table-row-properties style:row-height="0.801cm"/>
    </style:style>
    <style:style style:name="表3.17" style:family="table-row">
      <style:table-row-properties style:row-height="1.101cm"/>
    </style:style>
    <style:style style:name="表3.21" style:family="table-row">
      <style:table-row-properties style:row-height="0.6cm"/>
    </style:style>
    <style:style style:name="表3.23" style:family="table-row">
      <style:table-row-properties style:row-height="0.499cm" style:keep-together="false" fo:keep-together="always"/>
    </style:style>
    <style:style style:name="表1" style:family="table">
      <style:table-properties style:width="16.669cm" fo:margin-left="-0.018cm" fo:margin-right="0cm" table:align="margins"/>
    </style:style>
    <style:style style:name="表1.A" style:family="table-column">
      <style:table-column-properties style:column-width="0.587cm" style:rel-column-width="2309*"/>
    </style:style>
    <style:style style:name="表1.B" style:family="table-column">
      <style:table-column-properties style:column-width="1.836cm" style:rel-column-width="7216*"/>
    </style:style>
    <style:style style:name="表1.C" style:family="table-column">
      <style:table-column-properties style:column-width="2.228cm" style:rel-column-width="8756*"/>
    </style:style>
    <style:style style:name="表1.D" style:family="table-column">
      <style:table-column-properties style:column-width="3.524cm" style:rel-column-width="13856*"/>
    </style:style>
    <style:style style:name="表1.E" style:family="table-column">
      <style:table-column-properties style:column-width="2.3cm" style:rel-column-width="9045*"/>
    </style:style>
    <style:style style:name="表1.F" style:family="table-column">
      <style:table-column-properties style:column-width="1.861cm" style:rel-column-width="7313*"/>
    </style:style>
    <style:style style:name="表1.G" style:family="table-column">
      <style:table-column-properties style:column-width="1.101cm" style:rel-column-width="4330*"/>
    </style:style>
    <style:style style:name="表1.H" style:family="table-column">
      <style:table-column-properties style:column-width="2.692cm" style:rel-column-width="10584*"/>
    </style:style>
    <style:style style:name="表1.I" style:family="table-column">
      <style:table-column-properties style:column-width="0.542cm" style:rel-column-width="2126*"/>
    </style:style>
    <style:style style:name="表1.1" style:family="table-row">
      <style:table-row-properties style:row-height="1.6cm" style:keep-together="false" fo:keep-together="always"/>
    </style:style>
    <style:style style:name="表1.A1" style:family="table-cell">
      <style:table-cell-properties fo:padding="0.097cm" fo:border="none"/>
    </style:style>
    <style:style style:name="表1.B1" style:family="table-cell">
      <style:table-cell-properties style:vertical-align="middle" fo:padding="0.097cm" fo:border="none"/>
    </style:style>
    <style:style style:name="表1.2" style:family="table-row">
      <style:table-row-properties style:row-height="0.3cm" style:keep-together="false" fo:keep-together="always"/>
    </style:style>
    <style:style style:name="表1.B2" style:family="table-cell">
      <style:table-cell-properties fo:padding="0.097cm" fo:border-left="none" fo:border-right="none" fo:border-top="0.002cm solid #000000" fo:border-bottom="none"/>
    </style:style>
    <style:style style:name="表1.3" style:family="table-row">
      <style:table-row-properties style:row-height="1cm" style:keep-together="false" fo:keep-together="always"/>
    </style:style>
    <style:style style:name="表1.B3" style:family="table-cell">
      <style:table-cell-properties style:vertical-align="bottom" fo:padding="0.097cm" fo:border="none"/>
    </style:style>
    <style:style style:name="表1.6" style:family="table-row">
      <style:table-row-properties style:row-height="0.325cm" style:keep-together="false" fo:keep-together="always"/>
    </style:style>
    <style:style style:name="表1.B6" style:family="table-cell">
      <style:table-cell-properties fo:padding="0.097cm" fo:border-left="none" fo:border-right="none" fo:border-top="none" fo:border-bottom="0.002cm solid #000000"/>
    </style:style>
    <style:style style:name="表1.8" style:family="table-row">
      <style:table-row-properties style:row-height="2.415cm" style:keep-together="false" fo:keep-together="always"/>
    </style:style>
    <style:style style:name="表1.B8" style:family="table-cell">
      <style:table-cell-properties style:vertical-align="" fo:padding="0.097cm" fo:border="none"/>
    </style:style>
    <style:style style:name="表1.9" style:family="table-row">
      <style:table-row-properties style:row-height="1.401cm" style:keep-together="false" fo:keep-together="always"/>
    </style:style>
    <style:style style:name="表1.13" style:family="table-row">
      <style:table-row-properties style:row-height="3.261cm" style:keep-together="false" fo:keep-together="always"/>
    </style:style>
    <style:style style:name="表1.15" style:family="table-row">
      <style:table-row-properties style:row-height="0.801cm" style:keep-together="false" fo:keep-together="always"/>
    </style:style>
    <style:style style:name="表1.17" style:family="table-row">
      <style:table-row-properties style:row-height="1.101cm" style:keep-together="false" fo:keep-together="always"/>
    </style:style>
    <style:style style:name="表1.21" style:family="table-row">
      <style:table-row-properties style:row-height="0.6cm" style:keep-together="false" fo:keep-together="always"/>
    </style:style>
    <style:style style:name="表1.23" style:family="table-row">
      <style:table-row-properties style:row-height="0.499cm" style:keep-together="false" fo:keep-together="always"/>
    </style:style>
    <style:style style:name="P1" style:family="paragraph" style:parent-style-name="Standard">
      <style:paragraph-properties fo:text-align="end" style:justify-single-word="false" style:text-autospace="none" style:snap-to-layout-grid="false"/>
      <style:text-properties style:font-name="IPA P明朝" fo:font-size="14pt" fo:letter-spacing="-0.002cm" style:font-name-asian="IPA P明朝" style:font-size-asian="14pt" style:font-size-complex="14pt"/>
    </style:style>
    <style:style style:name="P2" style:family="paragraph" style:parent-style-name="Standard">
      <style:paragraph-properties fo:text-align="center" style:justify-single-word="false" style:text-autospace="none" style:snap-to-layout-grid="false"/>
      <style:text-properties style:font-name="IPA P明朝" fo:font-size="14pt" fo:letter-spacing="-0.002cm" style:font-name-asian="IPA P明朝" style:font-size-asian="14pt" style:font-size-complex="14pt"/>
    </style:style>
    <style:style style:name="P3" style:family="paragraph" style:parent-style-name="Standard">
      <style:paragraph-properties style:text-autospace="none" style:snap-to-layout-grid="false"/>
      <style:text-properties style:font-name="IPA P明朝" fo:font-size="14pt" fo:letter-spacing="-0.002cm" style:font-name-asian="IPA P明朝" style:font-size-asian="14pt" style:font-size-complex="14pt"/>
    </style:style>
    <style:style style:name="P4" style:family="paragraph" style:parent-style-name="Standard">
      <style:paragraph-properties style:text-autospace="none" style:snap-to-layout-grid="false"/>
    </style:style>
    <style:style style:name="P5" style:family="paragraph" style:parent-style-name="Table_20_Contents">
      <style:paragraph-properties fo:text-align="center" style:justify-single-word="false"/>
      <style:text-properties fo:font-size="24pt" fo:font-weight="bold" style:font-size-asian="24pt" style:language-asian="ja" style:country-asian="JP" style:font-weight-asian="bold" style:font-size-complex="24pt" style:font-weight-complex="bold"/>
    </style:style>
    <style:style style:name="P6" style:family="paragraph" style:parent-style-name="Table_20_Contents">
      <style:text-properties fo:font-size="14pt" style:font-size-asian="14pt" style:language-asian="ja" style:country-asian="JP" style:font-size-complex="14pt"/>
    </style:style>
    <style:style style:name="P7" style:family="paragraph" style:parent-style-name="Table_20_Contents">
      <style:paragraph-properties fo:text-align="end" style:justify-single-word="false"/>
      <style:text-properties fo:font-size="14pt" style:font-size-asian="14pt" style:language-asian="ja" style:country-asian="JP" style:font-size-complex="14pt"/>
    </style:style>
    <style:style style:name="P8" style:family="paragraph" style:parent-style-name="Table_20_Contents">
      <style:paragraph-properties fo:text-align="center" style:justify-single-word="false"/>
      <style:text-properties fo:font-size="14pt" style:font-size-asian="14pt" style:language-asian="ja" style:country-asian="JP" style:font-size-complex="14pt"/>
    </style:style>
    <style:style style:name="P9" style:family="paragraph" style:parent-style-name="Table_20_Contents">
      <style:text-properties fo:font-size="14pt" fo:font-weight="normal" style:font-size-asian="14pt" style:language-asian="ja" style:country-asian="JP" style:font-weight-asian="normal" style:font-size-complex="14pt" style:font-weight-complex="normal"/>
    </style:style>
    <style:style style:name="P10" style:family="paragraph" style:parent-style-name="Table_20_Contents">
      <style:text-properties fo:font-size="12pt" style:font-size-asian="12pt" style:language-asian="ja" style:country-asian="JP" style:font-size-complex="12pt"/>
    </style:style>
    <style:style style:name="P11" style:family="paragraph" style:parent-style-name="Table_20_Contents">
      <style:paragraph-properties fo:text-align="end" style:justify-single-word="false"/>
      <style:text-properties fo:font-size="12pt" style:font-size-asian="12pt" style:language-asian="ja" style:country-asian="JP" style:font-size-complex="12pt"/>
    </style:style>
    <style:style style:name="P12" style:family="paragraph" style:parent-style-name="Table_20_Contents">
      <style:text-properties fo:font-size="12pt" style:font-size-asian="12pt" style:font-size-complex="12pt"/>
    </style:style>
    <style:style style:name="P13" style:family="paragraph" style:parent-style-name="Table_20_Contents">
      <style:text-properties style:font-name="IPA明朝1" fo:font-size="12pt" style:font-name-asian="IPA明朝1" style:font-size-asian="12pt" style:font-size-complex="12pt"/>
    </style:style>
    <style:style style:name="P14" style:family="paragraph" style:parent-style-name="Table_20_Contents">
      <style:paragraph-properties fo:text-align="end" style:justify-single-word="false"/>
      <style:text-properties style:font-name="IPA明朝1" fo:font-size="12pt" style:font-name-asian="IPA明朝1" style:font-size-asian="12pt" style:font-size-complex="12pt"/>
    </style:style>
    <style:style style:name="P15" style:family="paragraph" style:parent-style-name="Table_20_Contents">
      <style:paragraph-properties fo:text-align="start" style:justify-single-word="false"/>
      <style:text-properties style:font-name="IPA明朝1" fo:font-size="12pt" style:text-underline-style="none" style:font-name-asian="IPA明朝1" style:font-size-asian="12pt" style:font-size-complex="12pt"/>
    </style:style>
    <style:style style:name="P16" style:family="paragraph" style:parent-style-name="Table_20_Contents">
      <style:text-properties style:font-name="IPA明朝1" fo:font-size="14pt" style:font-name-asian="IPA明朝1" style:font-size-asian="14pt" style:font-size-complex="14pt"/>
    </style:style>
    <style:style style:name="P17" style:family="paragraph" style:parent-style-name="Table_20_Contents">
      <style:paragraph-properties fo:text-align="center" style:justify-single-word="false"/>
      <style:text-properties style:font-name="IPA明朝1" fo:font-size="14pt" style:font-name-asian="IPA明朝1" style:font-size-asian="14pt" style:font-size-complex="14pt"/>
    </style:style>
    <style:style style:name="P18" style:family="paragraph" style:parent-style-name="Table_20_Contents">
      <style:text-properties style:font-name="IPA明朝1" fo:font-size="10pt" style:font-name-asian="IPA明朝1" style:font-size-asian="10pt" style:font-size-complex="10pt"/>
    </style:style>
    <style:style style:name="P19" style:family="paragraph">
      <style:paragraph-properties fo:text-align="center"/>
    </style:style>
    <style:style style:name="P20" style:family="paragraph">
      <style:paragraph-properties fo:text-align="center"/>
      <style:text-properties fo:font-weight="bold" style:font-name-asian="IPA明朝1" style:font-weight-asian="bold" style:font-weight-complex="bold"/>
    </style:style>
    <style:style style:name="T1" style:family="text">
      <style:text-properties style:language-asian="ja" style:country-asian="JP"/>
    </style:style>
    <style:style style:name="T2" style:family="text">
      <style:text-properties style:font-name="IPA明朝1" style:font-name-asian="IPA明朝1" style:language-asian="ja" style:country-asian="JP"/>
    </style:style>
    <style:style style:name="T3" style:family="text">
      <style:text-properties fo:font-weight="bold" style:font-name-asian="IPA明朝1" style:font-weight-asian="bold" style:font-weight-complex="bold"/>
    </style:style>
    <style:style style:name="gr1" style:family="graphic">
      <style:graphic-properties draw:stroke="solid" svg:stroke-width="0.101cm" svg:stroke-color="#000000" draw:fill="none" draw:fill-color="#ffffff" fo:min-height="0.635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表3" table:style-name="表3">
        <table:table-column table:style-name="表3.A"/>
        <table:table-column table:style-name="表3.B"/>
        <table:table-column table:style-name="表3.C"/>
        <table:table-column table:style-name="表3.D"/>
        <table:table-column table:style-name="表3.E"/>
        <table:table-column table:style-name="表3.F"/>
        <table:table-column table:style-name="表3.G"/>
        <table:table-column table:style-name="表3.H"/>
        <table:table-column table:style-name="表3.I"/>
        <table:table-row table:style-name="表3.1">
          <table:table-cell table:style-name="表3.A1" office:value-type="string">
            <text:p text:style-name="Table_20_Contents"/>
          </table:table-cell>
          <table:table-cell table:style-name="表3.B1" table:number-columns-spanned="7" office:value-type="string">
            <text:p text:style-name="P5">診　断　書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.A1" office:value-type="string">
            <text:p text:style-name="Table_20_Contents"/>
          </table:table-cell>
        </table:table-row>
        <table:table-row table:style-name="表3.2">
          <table:table-cell table:style-name="表3.A1" office:value-type="string">
            <text:p text:style-name="Table_20_Contents"/>
          </table:table-cell>
          <table:table-cell table:style-name="表3.B2" table:number-columns-spanned="7" office:value-type="string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.A1" office:value-type="string">
            <text:p text:style-name="Table_20_Contents"/>
          </table:table-cell>
        </table:table-row>
        <table:table-row table:style-name="表3.3">
          <table:table-cell table:style-name="表3.A1" office:value-type="string">
            <text:p text:style-name="Table_20_Contents"/>
          </table:table-cell>
          <table:table-cell table:style-name="表3.B3" office:value-type="string">
            <text:p text:style-name="P7">住　所</text:p>
          </table:table-cell>
          <table:table-cell table:style-name="表3.B3" table:number-columns-spanned="6" office:value-type="string">
            <text:p text:style-name="P18">@@PATIENT_ADDR@@</text:p>
          </table:table-cell>
          <table:covered-table-cell/>
          <table:covered-table-cell/>
          <table:covered-table-cell/>
          <table:covered-table-cell/>
          <table:covered-table-cell/>
          <table:table-cell table:style-name="表3.A1" office:value-type="string">
            <text:p text:style-name="Table_20_Contents"/>
          </table:table-cell>
        </table:table-row>
        <table:table-row table:style-name="表3.3">
          <table:table-cell table:style-name="表3.A1" office:value-type="string">
            <text:p text:style-name="Table_20_Contents"/>
          </table:table-cell>
          <table:table-cell table:style-name="表3.A1" office:value-type="string">
            <text:p text:style-name="Table_20_Contents"/>
          </table:table-cell>
          <table:table-cell table:style-name="表3.B3" office:value-type="string">
            <text:p text:style-name="P7">氏　　名</text:p>
          </table:table-cell>
          <table:table-cell table:style-name="表3.B3" table:number-columns-spanned="3" office:value-type="string">
            <text:p text:style-name="P17">@@PATIENT_NAME@@</text:p>
          </table:table-cell>
          <table:covered-table-cell/>
          <table:covered-table-cell/>
          <table:table-cell table:style-name="表3.B3" office:value-type="string">
            <text:p text:style-name="P6">様</text:p>
          </table:table-cell>
          <table:table-cell table:style-name="表3.B3" office:value-type="string">
            <text:p text:style-name="Table_20_Contents"/>
          </table:table-cell>
          <table:table-cell table:style-name="表3.A1" office:value-type="string">
            <text:p text:style-name="Table_20_Contents"/>
          </table:table-cell>
        </table:table-row>
        <table:table-row table:style-name="表3.3">
          <table:table-cell table:style-name="表3.A1" office:value-type="string">
            <text:p text:style-name="Table_20_Contents"/>
          </table:table-cell>
          <table:table-cell table:style-name="表3.A1" office:value-type="string">
            <text:p text:style-name="Table_20_Contents"/>
          </table:table-cell>
          <table:table-cell table:style-name="表3.B3" office:value-type="string">
            <text:p text:style-name="P7">生年月日</text:p>
          </table:table-cell>
          <table:table-cell table:style-name="表3.B3" table:number-columns-spanned="2" office:value-type="string">
            <text:p text:style-name="P1">@@PATIENT_DOB@@</text:p>
          </table:table-cell>
          <table:covered-table-cell/>
          <table:table-cell table:style-name="表3.B3" office:value-type="string">
            <text:p text:style-name="P7">生（</text:p>
          </table:table-cell>
          <table:table-cell table:style-name="表3.B3" office:value-type="string">
            <text:p text:style-name="P2">@@PATIENT_AGE@@</text:p>
          </table:table-cell>
          <table:table-cell table:style-name="表3.B3" office:value-type="string">
            <text:p text:style-name="P6">歳）</text:p>
          </table:table-cell>
          <table:table-cell table:style-name="表3.A1" office:value-type="string">
            <text:p text:style-name="Table_20_Contents"/>
          </table:table-cell>
        </table:table-row>
        <table:table-row table:style-name="表3.6">
          <table:table-cell table:style-name="表3.A1" office:value-type="string">
            <text:p text:style-name="Table_20_Contents"/>
          </table:table-cell>
          <table:table-cell table:style-name="表3.B6" table:number-columns-spanned="7" office:value-type="string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.A1" office:value-type="string">
            <text:p text:style-name="Table_20_Contents"/>
          </table:table-cell>
        </table:table-row>
        <table:table-row table:style-name="表3.6">
          <table:table-cell table:style-name="表3.A1" office:value-type="string">
            <text:p text:style-name="Table_20_Contents"/>
          </table:table-cell>
          <table:table-cell table:style-name="表3.A1" table:number-columns-spanned="7" office:value-type="string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.A1" office:value-type="string">
            <text:p text:style-name="Table_20_Contents"/>
          </table:table-cell>
        </table:table-row>
        <table:table-row table:style-name="表3.8">
          <table:table-cell table:style-name="表3.A1" office:value-type="string">
            <text:p text:style-name="Table_20_Contents"/>
          </table:table-cell>
          <table:table-cell table:style-name="表3.B8" table:number-rows-spanned="2" office:value-type="string">
            <text:p text:style-name="P9">病　名</text:p>
          </table:table-cell>
          <table:table-cell table:style-name="表3.B8" table:number-columns-spanned="6" office:value-type="string">
            <text:p text:style-name="P3">@@DISEASE@@</text:p>
          </table:table-cell>
          <table:covered-table-cell/>
          <table:covered-table-cell/>
          <table:covered-table-cell/>
          <table:covered-table-cell/>
          <table:covered-table-cell/>
          <table:table-cell table:style-name="表3.A1" office:value-type="string">
            <text:p text:style-name="Table_20_Contents"/>
          </table:table-cell>
        </table:table-row>
        <table:table-row table:style-name="表3.9">
          <table:table-cell table:style-name="表3.A1" office:value-type="string">
            <text:p text:style-name="Table_20_Contents"/>
          </table:table-cell>
          <table:covered-table-cell/>
          <table:table-cell table:style-name="表3.B8" table:number-rows-spanned="5" table:number-columns-spanned="6" office:value-type="string">
            <text:p text:style-name="P4">@@COMMENT@@</text:p>
          </table:table-cell>
          <table:covered-table-cell/>
          <table:covered-table-cell/>
          <table:covered-table-cell/>
          <table:covered-table-cell/>
          <table:covered-table-cell/>
          <table:table-cell table:style-name="表3.A1" office:value-type="string">
            <text:p text:style-name="Table_20_Contents"/>
          </table:table-cell>
        </table:table-row>
        <table:table-row table:style-name="表3.9">
          <table:table-cell table:style-name="表3.A1" office:value-type="string">
            <text:p text:style-name="Table_20_Contents"/>
          </table:table-cell>
          <table:table-cell table:style-name="表3.A1" office:value-type="string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.A1" office:value-type="string">
            <text:p text:style-name="Table_20_Contents"/>
          </table:table-cell>
        </table:table-row>
        <table:table-row table:style-name="表3.9">
          <table:table-cell table:style-name="表3.A1" office:value-type="string">
            <text:p text:style-name="Table_20_Contents"/>
          </table:table-cell>
          <table:table-cell table:style-name="表3.A1" office:value-type="string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.A1" office:value-type="string">
            <text:p text:style-name="Table_20_Contents"/>
          </table:table-cell>
        </table:table-row>
        <table:table-row table:style-name="表3.9">
          <table:table-cell table:style-name="表3.A1" office:value-type="string">
            <text:p text:style-name="Table_20_Contents"/>
          </table:table-cell>
          <table:table-cell table:style-name="表3.A1" office:value-type="string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.A1" office:value-type="string">
            <text:p text:style-name="Table_20_Contents"/>
          </table:table-cell>
        </table:table-row>
        <table:table-row table:style-name="表3.13">
          <table:table-cell table:style-name="表3.A1" office:value-type="string">
            <text:p text:style-name="Table_20_Contents"/>
          </table:table-cell>
          <table:table-cell table:style-name="表3.A1" office:value-type="string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.A1" office:value-type="string">
            <text:p text:style-name="Table_20_Contents"/>
          </table:table-cell>
        </table:table-row>
        <table:table-row table:style-name="表3.14">
          <table:table-cell table:style-name="表3.A1" office:value-type="string">
            <text:p text:style-name="Table_20_Contents"/>
          </table:table-cell>
          <table:table-cell table:style-name="表3.B6" table:number-columns-spanned="7" office:value-type="string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.A1" office:value-type="string">
            <text:p text:style-name="Table_20_Contents"/>
          </table:table-cell>
        </table:table-row>
        <table:table-row table:style-name="表3.15">
          <table:table-cell table:style-name="表3.A1" office:value-type="string">
            <text:p text:style-name="Table_20_Contents"/>
          </table:table-cell>
          <table:table-cell table:style-name="表3.B3" table:number-columns-spanned="7" office:value-type="string">
            <text:p text:style-name="P10">上記の通り診断いたします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.A1" office:value-type="string">
            <text:p text:style-name="Table_20_Contents"/>
          </table:table-cell>
        </table:table-row>
        <table:table-row table:style-name="表3.2">
          <table:table-cell table:style-name="表3.A1" office:value-type="string">
            <text:p text:style-name="Table_20_Contents"/>
          </table:table-cell>
          <table:table-cell table:style-name="表3.A1" table:number-columns-spanned="7" office:value-type="string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.A1" office:value-type="string">
            <text:p text:style-name="Table_20_Contents"/>
          </table:table-cell>
        </table:table-row>
        <table:table-row table:style-name="表3.17">
          <table:table-cell table:style-name="表3.A1" office:value-type="string">
            <text:p text:style-name="Table_20_Contents"/>
          </table:table-cell>
          <table:table-cell table:style-name="表3.B3" table:number-columns-spanned="3" office:value-type="string">
            <text:p text:style-name="P15">@@CREATE_DATE@@</text:p>
          </table:table-cell>
          <table:covered-table-cell/>
          <table:covered-table-cell/>
          <table:table-cell table:style-name="表3.A1" office:value-type="string">
            <text:p text:style-name="Table_20_Contents"/>
          </table:table-cell>
          <table:table-cell table:style-name="表3.A1" office:value-type="string">
            <text:p text:style-name="Table_20_Contents"/>
          </table:table-cell>
          <table:table-cell table:style-name="表3.A1" office:value-type="string">
            <text:p text:style-name="Table_20_Contents"/>
          </table:table-cell>
          <table:table-cell table:style-name="表3.A1" office:value-type="string">
            <text:p text:style-name="Table_20_Contents"/>
          </table:table-cell>
          <table:table-cell table:style-name="表3.A1" office:value-type="string">
            <text:p text:style-name="Table_20_Contents"/>
          </table:table-cell>
        </table:table-row>
        <table:table-row table:style-name="表3.17">
          <table:table-cell table:style-name="表3.A1" office:value-type="string">
            <text:p text:style-name="Table_20_Contents"/>
          </table:table-cell>
          <table:table-cell table:style-name="表3.A1" office:value-type="string">
            <text:p text:style-name="Table_20_Contents"/>
          </table:table-cell>
          <table:table-cell table:style-name="表3.B3" table:number-columns-spanned="6" office:value-type="string">
            <text:p text:style-name="P12"><text:span text:style-name="T2">@@</text:span>HOSPITAL_ADDR<text:span text:style-name="T1">@@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表3.A1" office:value-type="string">
            <text:p text:style-name="Table_20_Contents"/>
          </table:table-cell>
        </table:table-row>
        <table:table-row table:style-name="表3.17">
          <table:table-cell table:style-name="表3.A1" office:value-type="string">
            <text:p text:style-name="Table_20_Contents"/>
          </table:table-cell>
          <table:table-cell table:style-name="表3.A1" office:value-type="string">
            <text:p text:style-name="Table_20_Contents"/>
          </table:table-cell>
          <table:table-cell table:style-name="表3.B3" table:number-columns-spanned="2" office:value-type="string">
            <text:p text:style-name="P14">@@CORPORATION_NAME@@</text:p>
          </table:table-cell>
          <table:covered-table-cell/>
          <table:table-cell table:style-name="表3.B3" table:number-columns-spanned="4" office:value-type="string">
            <text:p text:style-name="P13">@@HOSPITAL_NAME@@</text:p>
          </table:table-cell>
          <table:covered-table-cell/>
          <table:covered-table-cell/>
          <table:covered-table-cell/>
          <table:table-cell table:style-name="表3.A1" office:value-type="string">
            <text:p text:style-name="Table_20_Contents"/>
          </table:table-cell>
        </table:table-row>
        <table:table-row table:style-name="表3.17">
          <table:table-cell table:style-name="表3.A1" office:value-type="string">
            <text:p text:style-name="Table_20_Contents"/>
          </table:table-cell>
          <table:table-cell table:style-name="表3.A1" office:value-type="string">
            <text:p text:style-name="Table_20_Contents"/>
          </table:table-cell>
          <table:table-cell table:style-name="表3.B3" office:value-type="string">
            <text:p text:style-name="P11">TEL:</text:p>
          </table:table-cell>
          <table:table-cell table:style-name="表3.B3" office:value-type="string">
            <text:p text:style-name="P13">@@HOSPITAL_TEL@@</text:p>
          </table:table-cell>
          <table:table-cell table:style-name="表3.B3" office:value-type="string">
            <text:p text:style-name="P11">FAX:</text:p>
          </table:table-cell>
          <table:table-cell table:style-name="表3.B3" table:number-columns-spanned="3" office:value-type="string">
            <text:p text:style-name="P13">@@HOSPITAL_FAX@@</text:p>
          </table:table-cell>
          <table:covered-table-cell/>
          <table:covered-table-cell/>
          <table:table-cell table:style-name="表3.A1" office:value-type="string">
            <text:p text:style-name="Table_20_Contents"/>
          </table:table-cell>
        </table:table-row>
        <table:table-row table:style-name="表3.21">
          <table:table-cell table:style-name="表3.A1" office:value-type="string">
            <text:p text:style-name="Table_20_Contents"/>
          </table:table-cell>
          <table:table-cell table:style-name="表3.A1" table:number-columns-spanned="7" office:value-type="string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.A1" office:value-type="string">
            <text:p text:style-name="Table_20_Contents"/>
          </table:table-cell>
        </table:table-row>
        <table:table-row table:style-name="表3.17">
          <table:table-cell table:style-name="表3.A1" office:value-type="string">
            <text:p text:style-name="Table_20_Contents"/>
          </table:table-cell>
          <table:table-cell table:style-name="表3.A1" office:value-type="string">
            <text:p text:style-name="Table_20_Contents"/>
          </table:table-cell>
          <table:table-cell table:style-name="表3.B1" office:value-type="string">
            <text:p text:style-name="P8">医　師</text:p>
          </table:table-cell>
          <table:table-cell table:style-name="表3.B1" table:number-columns-spanned="3" office:value-type="string">
            <text:p text:style-name="P17">@@DOCTOR_NAME@@</text:p>
          </table:table-cell>
          <table:covered-table-cell/>
          <table:covered-table-cell/>
          <table:table-cell table:style-name="表3.B1" office:value-type="string">
            <text:p text:style-name="Table_20_Contents"/>
          </table:table-cell>
          <table:table-cell table:style-name="表3.B1" office:value-type="string">
            <text:p text:style-name="P10">印</text:p>
          </table:table-cell>
          <table:table-cell table:style-name="表3.A1" office:value-type="string">
            <text:p text:style-name="Table_20_Contents"/>
          </table:table-cell>
        </table:table-row>
        <table:table-row table:style-name="表3.23">
          <table:table-cell table:style-name="表3.A1" office:value-type="string">
            <text:p text:style-name="Table_20_Contents"/>
          </table:table-cell>
          <table:table-cell table:style-name="表3.A1" office:value-type="string">
            <text:p text:style-name="Table_20_Contents"/>
          </table:table-cell>
          <table:table-cell table:style-name="表3.A1" office:value-type="string">
            <text:p text:style-name="Table_20_Contents"/>
          </table:table-cell>
          <table:table-cell table:style-name="表3.A1" office:value-type="string">
            <text:p text:style-name="Table_20_Contents"/>
          </table:table-cell>
          <table:table-cell table:style-name="表3.A1" office:value-type="string">
            <text:p text:style-name="Table_20_Contents"/>
          </table:table-cell>
          <table:table-cell table:style-name="表3.A1" office:value-type="string">
            <text:p text:style-name="Table_20_Contents"/>
          </table:table-cell>
          <table:table-cell table:style-name="表3.A1" office:value-type="string">
            <text:p text:style-name="Table_20_Contents"/>
          </table:table-cell>
          <table:table-cell table:style-name="表3.A1" office:value-type="string">
            <text:p text:style-name="Table_20_Contents"/>
          </table:table-cell>
          <table:table-cell table:style-name="表3.A1" office:value-type="string">
            <text:p text:style-name="Table_20_Contents"/>
          </table:table-cell>
        </table:table-row>
      </table:table>
      <table:table table:name="表1" table:style-name="表1">
        <table:table-column table:style-name="表1.A"/>
        <table:table-column table:style-name="表1.B"/>
        <table:table-column table:style-name="表1.C"/>
        <table:table-column table:style-name="表1.D"/>
        <table:table-column table:style-name="表1.E"/>
        <table:table-column table:style-name="表1.F"/>
        <table:table-column table:style-name="表1.G"/>
        <table:table-column table:style-name="表1.H"/>
        <table:table-column table:style-name="表1.I"/>
        <text:soft-page-break/>
        <table:table-row table:style-name="表1.1">
          <table:table-cell table:style-name="表1.A1" office:value-type="string">
            <text:p text:style-name="Table_20_Contents"/>
          </table:table-cell>
          <table:table-cell table:style-name="表1.B1" table:number-columns-spanned="7" office:value-type="string">
            <text:p text:style-name="P5"><draw:frame text:anchor-type="paragraph" draw:z-index="0" draw:style-name="gr1" draw:text-style-name="P20" svg:width="1.207cm" svg:height="0.735cm" svg:x="14.63cm" svg:y="0.254cm"><draw:text-box><text:p text:style-name="P19"><text:span text:style-name="T3">控</text:span></text:p></draw:text-box></draw:frame>診　断　書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A1" office:value-type="string">
            <text:p text:style-name="Table_20_Contents"/>
          </table:table-cell>
        </table:table-row>
        <table:table-row table:style-name="表1.2">
          <table:table-cell table:style-name="表1.A1" office:value-type="string">
            <text:p text:style-name="Table_20_Contents"/>
          </table:table-cell>
          <table:table-cell table:style-name="表1.B2" table:number-columns-spanned="7" office:value-type="string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A1" office:value-type="string">
            <text:p text:style-name="Table_20_Contents"/>
          </table:table-cell>
        </table:table-row>
        <table:table-row table:style-name="表1.3">
          <table:table-cell table:style-name="表1.A1" office:value-type="string">
            <text:p text:style-name="Table_20_Contents"/>
          </table:table-cell>
          <table:table-cell table:style-name="表1.B3" office:value-type="string">
            <text:p text:style-name="P7">住　所</text:p>
          </table:table-cell>
          <table:table-cell table:style-name="表1.B3" table:number-columns-spanned="6" office:value-type="string">
            <text:p text:style-name="P16">@@PATIENT_ADDR@@</text:p>
          </table:table-cell>
          <table:covered-table-cell/>
          <table:covered-table-cell/>
          <table:covered-table-cell/>
          <table:covered-table-cell/>
          <table:covered-table-cell/>
          <table:table-cell table:style-name="表1.A1" office:value-type="string">
            <text:p text:style-name="Table_20_Contents"/>
          </table:table-cell>
        </table:table-row>
        <table:table-row table:style-name="表1.3">
          <table:table-cell table:style-name="表1.A1" office:value-type="string">
            <text:p text:style-name="Table_20_Contents"/>
          </table:table-cell>
          <table:table-cell table:style-name="表1.A1" office:value-type="string">
            <text:p text:style-name="Table_20_Contents"/>
          </table:table-cell>
          <table:table-cell table:style-name="表1.B3" office:value-type="string">
            <text:p text:style-name="P7">氏　　名</text:p>
          </table:table-cell>
          <table:table-cell table:style-name="表1.B3" table:number-columns-spanned="3" office:value-type="string">
            <text:p text:style-name="P17">@@PATIENT_NAME@@</text:p>
          </table:table-cell>
          <table:covered-table-cell/>
          <table:covered-table-cell/>
          <table:table-cell table:style-name="表1.B3" office:value-type="string">
            <text:p text:style-name="P6">様</text:p>
          </table:table-cell>
          <table:table-cell table:style-name="表1.B3" office:value-type="string">
            <text:p text:style-name="Table_20_Contents"/>
          </table:table-cell>
          <table:table-cell table:style-name="表1.A1" office:value-type="string">
            <text:p text:style-name="Table_20_Contents"/>
          </table:table-cell>
        </table:table-row>
        <table:table-row table:style-name="表1.3">
          <table:table-cell table:style-name="表1.A1" office:value-type="string">
            <text:p text:style-name="Table_20_Contents"/>
          </table:table-cell>
          <table:table-cell table:style-name="表1.A1" office:value-type="string">
            <text:p text:style-name="Table_20_Contents"/>
          </table:table-cell>
          <table:table-cell table:style-name="表1.B3" office:value-type="string">
            <text:p text:style-name="P7">生年月日</text:p>
          </table:table-cell>
          <table:table-cell table:style-name="表1.B3" table:number-columns-spanned="2" office:value-type="string">
            <text:p text:style-name="P1">@@PATIENT_DOB@@</text:p>
          </table:table-cell>
          <table:covered-table-cell/>
          <table:table-cell table:style-name="表1.B3" office:value-type="string">
            <text:p text:style-name="P7">生（</text:p>
          </table:table-cell>
          <table:table-cell table:style-name="表1.B3" office:value-type="string">
            <text:p text:style-name="P2">@@PATIENT_AGE@@</text:p>
          </table:table-cell>
          <table:table-cell table:style-name="表1.B3" office:value-type="string">
            <text:p text:style-name="P6">歳）</text:p>
          </table:table-cell>
          <table:table-cell table:style-name="表1.A1" office:value-type="string">
            <text:p text:style-name="Table_20_Contents"/>
          </table:table-cell>
        </table:table-row>
        <table:table-row table:style-name="表1.6">
          <table:table-cell table:style-name="表1.A1" office:value-type="string">
            <text:p text:style-name="Table_20_Contents"/>
          </table:table-cell>
          <table:table-cell table:style-name="表1.B6" table:number-columns-spanned="7" office:value-type="string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A1" office:value-type="string">
            <text:p text:style-name="Table_20_Contents"/>
          </table:table-cell>
        </table:table-row>
        <table:table-row table:style-name="表1.6">
          <table:table-cell table:style-name="表1.A1" office:value-type="string">
            <text:p text:style-name="Table_20_Contents"/>
          </table:table-cell>
          <table:table-cell table:style-name="表1.A1" table:number-columns-spanned="7" office:value-type="string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A1" office:value-type="string">
            <text:p text:style-name="Table_20_Contents"/>
          </table:table-cell>
        </table:table-row>
        <table:table-row table:style-name="表1.8">
          <table:table-cell table:style-name="表1.A1" office:value-type="string">
            <text:p text:style-name="Table_20_Contents"/>
          </table:table-cell>
          <table:table-cell table:style-name="表1.B8" office:value-type="string">
            <text:p text:style-name="P9">病　名</text:p>
          </table:table-cell>
          <table:table-cell table:style-name="表1.B8" table:number-columns-spanned="6" office:value-type="string">
            <text:p text:style-name="P3">@@DISEASE@@</text:p>
          </table:table-cell>
          <table:covered-table-cell/>
          <table:covered-table-cell/>
          <table:covered-table-cell/>
          <table:covered-table-cell/>
          <table:covered-table-cell/>
          <table:table-cell table:style-name="表1.A1" office:value-type="string">
            <text:p text:style-name="Table_20_Contents"/>
          </table:table-cell>
        </table:table-row>
        <table:table-row table:style-name="表1.9">
          <table:table-cell table:style-name="表1.A1" office:value-type="string">
            <text:p text:style-name="Table_20_Contents"/>
          </table:table-cell>
          <table:table-cell table:style-name="表1.A1" office:value-type="string">
            <text:p text:style-name="Table_20_Contents"/>
          </table:table-cell>
          <table:table-cell table:style-name="表1.B8" table:number-rows-spanned="5" table:number-columns-spanned="6" office:value-type="string">
            <text:p text:style-name="P4">@@COMMENT@@</text:p>
          </table:table-cell>
          <table:covered-table-cell/>
          <table:covered-table-cell/>
          <table:covered-table-cell/>
          <table:covered-table-cell/>
          <table:covered-table-cell/>
          <table:table-cell table:style-name="表1.A1" office:value-type="string">
            <text:p text:style-name="Table_20_Contents"/>
          </table:table-cell>
        </table:table-row>
        <table:table-row table:style-name="表1.9">
          <table:table-cell table:style-name="表1.A1" office:value-type="string">
            <text:p text:style-name="Table_20_Contents"/>
          </table:table-cell>
          <table:table-cell table:style-name="表1.A1" office:value-type="string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A1" office:value-type="string">
            <text:p text:style-name="Table_20_Contents"/>
          </table:table-cell>
        </table:table-row>
        <table:table-row table:style-name="表1.9">
          <table:table-cell table:style-name="表1.A1" office:value-type="string">
            <text:p text:style-name="Table_20_Contents"/>
          </table:table-cell>
          <table:table-cell table:style-name="表1.A1" office:value-type="string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A1" office:value-type="string">
            <text:p text:style-name="Table_20_Contents"/>
          </table:table-cell>
        </table:table-row>
        <table:table-row table:style-name="表1.9">
          <table:table-cell table:style-name="表1.A1" office:value-type="string">
            <text:p text:style-name="Table_20_Contents"/>
          </table:table-cell>
          <table:table-cell table:style-name="表1.A1" office:value-type="string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A1" office:value-type="string">
            <text:p text:style-name="Table_20_Contents"/>
          </table:table-cell>
        </table:table-row>
        <table:table-row table:style-name="表1.13">
          <table:table-cell table:style-name="表1.A1" office:value-type="string">
            <text:p text:style-name="Table_20_Contents"/>
          </table:table-cell>
          <table:table-cell table:style-name="表1.A1" office:value-type="string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A1" office:value-type="string">
            <text:p text:style-name="Table_20_Contents"/>
          </table:table-cell>
        </table:table-row>
        <table:table-row table:style-name="表1.2">
          <table:table-cell table:style-name="表1.A1" office:value-type="string">
            <text:p text:style-name="Table_20_Contents"/>
          </table:table-cell>
          <table:table-cell table:style-name="表1.B6" table:number-columns-spanned="7" office:value-type="string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A1" office:value-type="string">
            <text:p text:style-name="Table_20_Contents"/>
          </table:table-cell>
        </table:table-row>
        <table:table-row table:style-name="表1.15">
          <table:table-cell table:style-name="表1.A1" office:value-type="string">
            <text:p text:style-name="Table_20_Contents"/>
          </table:table-cell>
          <table:table-cell table:style-name="表1.A1" table:number-columns-spanned="7" office:value-type="string">
            <text:p text:style-name="P10">上記の通り診断いたします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A1" office:value-type="string">
            <text:p text:style-name="Table_20_Contents"/>
          </table:table-cell>
        </table:table-row>
        <table:table-row table:style-name="表1.2">
          <table:table-cell table:style-name="表1.A1" office:value-type="string">
            <text:p text:style-name="Table_20_Contents"/>
          </table:table-cell>
          <table:table-cell table:style-name="表1.A1" table:number-columns-spanned="7" office:value-type="string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A1" office:value-type="string">
            <text:p text:style-name="Table_20_Contents"/>
          </table:table-cell>
        </table:table-row>
        <table:table-row table:style-name="表1.17">
          <table:table-cell table:style-name="表1.A1" office:value-type="string">
            <text:p text:style-name="Table_20_Contents"/>
          </table:table-cell>
          <table:table-cell table:style-name="表1.B3" table:number-columns-spanned="3" office:value-type="string">
            <text:p text:style-name="P15">@@CREATE_DATE@@</text:p>
          </table:table-cell>
          <table:covered-table-cell/>
          <table:covered-table-cell/>
          <table:table-cell table:style-name="表1.A1" office:value-type="string">
            <text:p text:style-name="Table_20_Contents"/>
          </table:table-cell>
          <table:table-cell table:style-name="表1.A1" office:value-type="string">
            <text:p text:style-name="Table_20_Contents"/>
          </table:table-cell>
          <table:table-cell table:style-name="表1.A1" office:value-type="string">
            <text:p text:style-name="Table_20_Contents"/>
          </table:table-cell>
          <table:table-cell table:style-name="表1.A1" office:value-type="string">
            <text:p text:style-name="Table_20_Contents"/>
          </table:table-cell>
          <table:table-cell table:style-name="表1.A1" office:value-type="string">
            <text:p text:style-name="Table_20_Contents"/>
          </table:table-cell>
        </table:table-row>
        <table:table-row table:style-name="表1.17">
          <table:table-cell table:style-name="表1.A1" office:value-type="string">
            <text:p text:style-name="Table_20_Contents"/>
          </table:table-cell>
          <table:table-cell table:style-name="表1.A1" office:value-type="string">
            <text:p text:style-name="Table_20_Contents"/>
          </table:table-cell>
          <table:table-cell table:style-name="表1.B3" table:number-columns-spanned="6" office:value-type="string">
            <text:p text:style-name="P12"><text:span text:style-name="T2">@@</text:span>HOSPITAL_ADDR<text:span text:style-name="T1">@@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表1.A1" office:value-type="string">
            <text:p text:style-name="Table_20_Contents"/>
          </table:table-cell>
        </table:table-row>
        <table:table-row table:style-name="表1.17">
          <table:table-cell table:style-name="表1.A1" office:value-type="string">
            <text:p text:style-name="Table_20_Contents"/>
          </table:table-cell>
          <table:table-cell table:style-name="表1.A1" office:value-type="string">
            <text:p text:style-name="Table_20_Contents"/>
          </table:table-cell>
          <table:table-cell table:style-name="表1.B3" table:number-columns-spanned="2" office:value-type="string">
            <text:p text:style-name="P14">@@CORPORATION_NAME@@</text:p>
          </table:table-cell>
          <table:covered-table-cell/>
          <table:table-cell table:style-name="表1.B3" table:number-columns-spanned="4" office:value-type="string">
            <text:p text:style-name="P13">@@HOSPITAL_NAME@@</text:p>
          </table:table-cell>
          <table:covered-table-cell/>
          <table:covered-table-cell/>
          <table:covered-table-cell/>
          <table:table-cell table:style-name="表1.A1" office:value-type="string">
            <text:p text:style-name="Table_20_Contents"/>
          </table:table-cell>
        </table:table-row>
        <table:table-row table:style-name="表1.17">
          <table:table-cell table:style-name="表1.A1" office:value-type="string">
            <text:p text:style-name="Table_20_Contents"/>
          </table:table-cell>
          <table:table-cell table:style-name="表1.A1" office:value-type="string">
            <text:p text:style-name="Table_20_Contents"/>
          </table:table-cell>
          <table:table-cell table:style-name="表1.B3" office:value-type="string">
            <text:p text:style-name="P11">TEL:</text:p>
          </table:table-cell>
          <table:table-cell table:style-name="表1.B3" office:value-type="string">
            <text:p text:style-name="P13">@@HOSPITAL_TEL@@</text:p>
          </table:table-cell>
          <table:table-cell table:style-name="表1.B3" office:value-type="string">
            <text:p text:style-name="P11">FAX:</text:p>
          </table:table-cell>
          <table:table-cell table:style-name="表1.B3" table:number-columns-spanned="3" office:value-type="string">
            <text:p text:style-name="P13">@@HOSPITAL_FAX@@</text:p>
          </table:table-cell>
          <table:covered-table-cell/>
          <table:covered-table-cell/>
          <table:table-cell table:style-name="表1.A1" office:value-type="string">
            <text:p text:style-name="Table_20_Contents"/>
          </table:table-cell>
        </table:table-row>
        <table:table-row table:style-name="表1.21">
          <table:table-cell table:style-name="表1.A1" office:value-type="string">
            <text:p text:style-name="Table_20_Contents"/>
          </table:table-cell>
          <table:table-cell table:style-name="表1.A1" table:number-columns-spanned="7" office:value-type="string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A1" office:value-type="string">
            <text:p text:style-name="Table_20_Contents"/>
          </table:table-cell>
        </table:table-row>
        <table:table-row table:style-name="表1.17">
          <table:table-cell table:style-name="表1.A1" office:value-type="string">
            <text:p text:style-name="Table_20_Contents"/>
          </table:table-cell>
          <table:table-cell table:style-name="表1.A1" office:value-type="string">
            <text:p text:style-name="Table_20_Contents"/>
          </table:table-cell>
          <table:table-cell table:style-name="表1.B1" office:value-type="string">
            <text:p text:style-name="P8">医　師</text:p>
          </table:table-cell>
          <table:table-cell table:style-name="表1.B1" table:number-columns-spanned="3" office:value-type="string">
            <text:p text:style-name="P17">@@DOCTOR_NAME@@</text:p>
          </table:table-cell>
          <table:covered-table-cell/>
          <table:covered-table-cell/>
          <table:table-cell table:style-name="表1.B1" office:value-type="string">
            <text:p text:style-name="Table_20_Contents"/>
          </table:table-cell>
          <table:table-cell table:style-name="表1.B1" office:value-type="string">
            <text:p text:style-name="P10">印</text:p>
          </table:table-cell>
          <table:table-cell table:style-name="表1.A1" office:value-type="string">
            <text:p text:style-name="Table_20_Contents"/>
          </table:table-cell>
        </table:table-row>
        <table:table-row table:style-name="表1.23">
          <table:table-cell table:style-name="表1.A1" office:value-type="string">
            <text:p text:style-name="Table_20_Contents"/>
          </table:table-cell>
          <table:table-cell table:style-name="表1.A1" office:value-type="string">
            <text:p text:style-name="Table_20_Contents"/>
          </table:table-cell>
          <table:table-cell table:style-name="表1.A1" office:value-type="string">
            <text:p text:style-name="Table_20_Contents"/>
          </table:table-cell>
          <table:table-cell table:style-name="表1.A1" office:value-type="string">
            <text:p text:style-name="Table_20_Contents"/>
          </table:table-cell>
          <table:table-cell table:style-name="表1.A1" office:value-type="string">
            <text:p text:style-name="Table_20_Contents"/>
          </table:table-cell>
          <table:table-cell table:style-name="表1.A1" office:value-type="string">
            <text:p text:style-name="Table_20_Contents"/>
          </table:table-cell>
          <table:table-cell table:style-name="表1.A1" office:value-type="string">
            <text:p text:style-name="Table_20_Contents"/>
          </table:table-cell>
          <table:table-cell table:style-name="表1.A1" office:value-type="string">
            <text:p text:style-name="Table_20_Contents"/>
          </table:table-cell>
          <table:table-cell table:style-name="表1.A1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IPA P明朝" svg:font-family="'IPA P明朝'" style:font-pitch="variable"/>
    <style:font-face style:name="IPA明朝1" svg:font-family="IPA明朝" style:font-family-generic="roman" style:font-pitch="variable"/>
    <style:font-face style:name="IPA明朝" svg:font-family="IPA明朝" style:font-adornments="標準" style:font-family-generic="roman" style:font-pitch="variable"/>
    <style:font-face style:name="Times New Roman" svg:font-family="'Times New Roman'" style:font-family-generic="roman" style:font-pitch="variable"/>
    <style:font-face style:name="ＭＳ Ｐ明朝1" svg:font-family="'ＭＳ Ｐ明朝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fo:background-color="transparent" style:shadow="none" style:snap-to-layout-grid="false">
        <style:tab-stops/>
        <style:background-image/>
      </style:paragraph-properties>
      <style:text-properties fo:color="#000000" style:font-name="IPA明朝" fo:font-size="10pt" style:font-name-asian="IPA明朝" style:font-size-asian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0.125cm double #000000" style:border-line-width="0.002cm 0.088cm 0.035cm" fo:padding="0.049cm" style:shadow="none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5-02T08:06:49.95</meta:creation-date>
    <dc:date>2010-12-10T16:03:51.87</dc:date>
    <meta:editing-duration>PT06H37M35S</meta:editing-duration>
    <meta:editing-cycles>42</meta:editing-cycles>
    <meta:generator>OpenOffice.org/3.1$Win32 OpenOffice.org_project/310m19$Build-9420</meta:generator>
    <dc:creator>masa matsuo</dc:creator>
    <meta:document-statistic meta:table-count="2" meta:image-count="0" meta:object-count="0" meta:page-count="2" meta:paragraph-count="52" meta:word-count="64" meta:character-count="496"/>
    <meta:user-defined meta:name="情報 1"/>
    <meta:user-defined meta:name="情報 2"/>
    <meta:user-defined meta:name="情報 3"/>
    <meta:user-defined meta:name="情報 4"/>
  </office:meta>
</office:document-meta>
</file>